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1.298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25" style:family="table-column">
      <style:table-column-properties fo:break-before="auto" style:column-width="1.381cm"/>
    </style:style>
    <style:style style:name="co26" style:family="table-column">
      <style:table-column-properties fo:break-before="auto" style:column-width="4.202cm"/>
    </style:style>
    <style:style style:name="co27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0000"/>
      <style:text-properties fo:color="#0000ff"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>
      <style:table-cell-properties fo:background-color="#ff0000"/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0000"/>
      <style:text-properties fo:color="#0000ff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</style:style>
  </office:automatic-styles>
  <office:body>
    <office:spreadsheet>
      <table:table table:name="901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1-ggb</text:p>
          </table:table-cell>
          <table:table-cell table:style-name="ce10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8" office:value-type="string" calcext:value-type="string">
            <text:p>Pend.</text:p>
          </table:table-cell>
        </table:table-row>
        <table:table-row table:style-name="ro1">
          <table:table-cell/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9"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53:38.5191059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5T15:55:50.639407363</dc:date>
    <dc:creator>Germán Ramírez</dc:creator>
    <meta:editing-duration>P1DT10H45M54S</meta:editing-duration>
    <meta:editing-cycles>33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63" meta:object-count="0"/>
  </office:meta>
</office:document-meta>
</file>